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7" svg:font-family="'LM Sans 17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826cm" fo:min-width="0.576cm" fo:padding-top="0.165cm" fo:padding-bottom="0.165cm" fo:padding-left="0.29cm" fo:padding-right="0.29cm"/>
    </style:style>
    <style:style style:name="gr2" style:family="graphic" style:parent-style-name="standard">
      <style:graphic-properties draw:stroke="solid" draw:stroke-dash="Ultrafine_20_Dashed" svg:stroke-width="0.081cm" svg:stroke-color="#000000" draw:marker-start-width="0.321cm" draw:marker-end-width="0.321cm" draw:fill="solid" draw:fill-color="#ccffff" draw:textarea-horizontal-align="justify" draw:textarea-vertical-align="middle" draw:auto-grow-height="false" fo:min-height="1.962cm" fo:min-width="2.982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1.14cm" fo:min-width="1.568cm"/>
    </style:style>
    <style:style style:name="gr5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2.072cm" fo:min-width="2.987cm"/>
    </style:style>
    <style:style style:name="gr6" style:family="graphic" style:parent-style-name="standard">
      <style:graphic-properties draw:stroke="none" svg:stroke-width="0.081cm" draw:marker-start-width="0.269cm" draw:marker-end-width="0.269cm" draw:stroke-linejoin="miter" draw:fill="solid" draw:fill-color="#ffffff" draw:opacity="0%"/>
    </style:style>
    <style:style style:name="gr7" style:family="graphic" style:parent-style-name="standard">
      <style:graphic-properties draw:stroke="none" svg:stroke-width="0.081cm" draw:marker-start-width="0.269cm" draw:marker-end-width="0.269cm" draw:stroke-linejoin="miter" draw:fill="solid" draw:fill-color="#000000"/>
    </style:style>
    <style:style style:name="gr8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9" style:family="graphic" style:parent-style-name="standard">
      <style:graphic-properties draw:stroke="none" svg:stroke-width="0.035cm" draw:stroke-linejoin="miter" draw:fill="solid" draw:fill-color="#000000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solid" draw:fill-color="#ffffcc" draw:textarea-horizontal-align="justify" draw:textarea-vertical-align="middle" draw:auto-grow-height="false" fo:min-height="0.826cm" fo:min-width="0.576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width="0.081cm" draw:marker-start-width="0.269cm" draw:marker-end-width="0.269cm" draw:stroke-linejoin="miter" draw:fill="solid" draw:fill-color="#ffffff"/>
    </style:style>
    <style:style style:name="gr1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1.14cm" fo:min-width="2.364cm"/>
    </style:style>
    <style:style style:name="gr14" style:family="graphic" style:parent-style-name="standard">
      <style:graphic-properties draw:stroke="solid" draw:stroke-dash="Ultrafine_20_Dashed" svg:stroke-width="0.081cm" svg:stroke-color="#000000" draw:marker-start-width="0.321cm" draw:marker-end-width="0.321cm" draw:fill="solid" draw:fill-color="#ccffff" draw:textarea-horizontal-align="justify" draw:textarea-vertical-align="middle" draw:auto-grow-height="false" fo:min-height="1.504cm" fo:min-width="2.143cm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1.14cm" fo:min-width="2.961cm"/>
    </style:style>
    <style:style style:name="gr16" style:family="graphic" style:parent-style-name="standard">
      <style:graphic-properties draw:stroke="none" svg:stroke-width="0.035cm" draw:stroke-linejoin="miter" draw:fill="solid" draw:fill-color="#ffffff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2.272cm" fo:min-width="4.30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cc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LM Sans 17" fo:font-size="22pt" style:font-size-asian="22pt" style:font-size-complex="22pt"/>
    </style:style>
    <style:style style:name="P5" style:family="paragraph">
      <loext:graphic-properties draw:fill="none" draw:fill-color="#ffffff"/>
      <style:text-properties style:font-name="LM Sans 17"/>
    </style:style>
    <style:style style:name="P6" style:family="paragraph">
      <loext:graphic-properties draw:fill="solid" draw:fill-color="#ffffff" draw:opacity="0%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solid" draw:fill-color="#ffffcc"/>
      <style:paragraph-properties fo:text-align="center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loext:graphic-properties draw:fill="none" draw:fill-color="#ffffff"/>
      <style:text-properties fo:color="#ffffff" fo:font-weight="normal" style:font-weight-asian="normal" style:font-weight-complex="normal"/>
    </style:style>
    <style:style style:name="T1" style:family="text">
      <style:text-properties style:font-name="LM Sans 17" fo:font-size="22pt" style:font-size-asian="22pt" style:font-size-complex="22pt"/>
    </style:style>
    <style:style style:name="T2" style:family="text">
      <style:text-properties style:font-name="LM Sans 17"/>
    </style:style>
    <style:style style:name="T3" style:family="text">
      <style:text-properties fo:color="#ffffff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34cm" svg:height="1.634cm" svg:x="1.108cm" svg:y="15.1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81cm" svg:height="2.54cm" svg:x="3.612cm" svg:y="14.7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2.742cm" svg:y1="16.004cm" svg:x2="3.612cm" svg:y2="16.011cm" draw:start-shape="id1" draw:start-glue-point="10" draw:end-shape="id2" draw:end-glue-point="3" svg:d="M2742 16004h436v7h434" svg:viewBox="0 0 871 8">
          <text:p/>
        </draw:connector>
        <draw:custom-shape draw:style-name="gr2" draw:text-style-name="P2" xml:id="id3" draw:id="id3" draw:layer="layout" svg:width="3.81cm" svg:height="2.54cm" svg:x="16.913cm" svg:y="14.6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20.723cm" svg:y1="15.966cm" svg:x2="23.309cm" svg:y2="15.965cm" draw:start-shape="id3" draw:start-glue-point="1" draw:end-shape="id4" draw:end-glue-point="6" svg:d="M20723 15966h1294v-1h1292" svg:viewBox="0 0 2587 2">
          <text:p/>
        </draw:connector>
        <draw:frame draw:style-name="gr4" draw:text-style-name="P4" draw:layer="layout" svg:width="2.068cm" svg:height="1.39cm" svg:x="1.21cm" svg:y="17.261cm">
          <draw:text-box>
            <text:p><text:span text:style-name="T1">input</text:span></text:p>
          </draw:text-box>
        </draw:frame>
        <draw:frame draw:style-name="gr5" draw:text-style-name="P5" draw:layer="layout" svg:width="3.487cm" svg:height="2.322cm" svg:x="22.581cm" svg:y="16.14cm">
          <draw:text-box>
            <text:p><text:span text:style-name="T2"><text:s/></text:span></text:p>
            <text:p><text:span text:style-name="T1">prediction</text:span></text:p>
          </draw:text-box>
        </draw:frame>
        <draw:g>
          <svg:title>TexMaths</svg:title>
          <svg:desc>14§display§s_{1:t}§svg§600§TRUE§</svg:desc>
          <draw:polygon draw:style-name="gr6" draw:text-style-name="P6" draw:layer="layout" svg:width="1.411cm" svg:height="0.551cm" svg:x="1.203cm" svg:y="15.765cm" svg:viewBox="0 0 1412 552" draw:points="706,552 0,552 0,0 1412,0 1412,552">
            <text:p/>
          </draw:polygon>
          <draw:path draw:style-name="gr7" draw:text-style-name="P7" draw:layer="layout" svg:width="0.374cm" svg:height="0.432cm" svg:x="1.254cm" svg:y="15.751cm" svg:viewBox="0 0 375 433" svg:d="M346 65c-29 0-49 22-49 43 0 14 9 27 32 27s46-16 46-54c0-40-44-81-121-81-136 0-173 97-173 141 0 73 78 89 106 95 52 8 107 19 107 73 0 24-23 103-147 103-14 0-92 0-115-49 37 3 63-25 63-52 0-21-17-32-37-32-26 0-58 19-58 62 0 54 58 92 147 92 164 0 205-116 205-157 0-35-21-59-32-70-29-27-58-33-104-41-34-8-75-13-75-57 0-29 23-86 113-86 26 0 77 5 92 43z">
            <text:p/>
          </draw:path>
          <draw:path draw:style-name="gr7" draw:text-style-name="P7" draw:layer="layout" svg:width="0.261cm" svg:height="0.443cm" svg:x="1.753cm" svg:y="15.873cm" svg:viewBox="0 0 262 444" svg:d="M161 19c0-19 0-19-20-19-46 43-112 43-141 43v25c17 0 63 0 104-19v341c0 22 0 30-72 30h-26v24c11 0 101-3 127-3 23 0 112 3 129 3v-24h-29c-72 0-72-8-72-30z">
            <text:p/>
          </draw:path>
          <draw:path draw:style-name="gr7" draw:text-style-name="P7" draw:layer="layout" svg:width="0.083cm" svg:height="0.289cm" svg:x="2.151cm" svg:y="16.027cm" svg:viewBox="0 0 84 290" svg:d="M84 38c0-22-21-38-41-38-26 0-43 19-43 38 0 24 20 41 43 41s41-19 41-41zM84 252c0-25-21-41-41-41-26 0-43 19-43 41 0 21 20 38 43 38s41-19 41-38z">
            <text:p/>
          </draw:path>
          <draw:path draw:style-name="gr7" draw:text-style-name="P7" draw:layer="layout" svg:width="0.241cm" svg:height="0.424cm" svg:x="2.335cm" svg:y="15.9cm" svg:viewBox="0 0 242 425" svg:d="M147 154h72c14 0 23 0 23-16 0-8-9-8-20-8h-69l26-100c0-3 3-6 3-8 0-14-9-22-23-22-21 0-29 11-35 30-6 16 3-16-29 100h-72c-14 0-23 0-23 14 0 10 9 10 20 10h69l-43 157c-3 19-9 41-9 52 0 38 35 62 75 62 81 0 127-92 127-103 0-8-11-8-11-8-9 0-12 3-18 14-20 40-54 78-95 78-14 0-26-8-26-32 0-6 3-22 6-27z">
            <text:p/>
          </draw:path>
        </draw:g>
        <draw:g>
          <svg:title>TexMaths</svg:title>
          <svg:desc>32§display§f_\text{enc}§svg§600§TRUE§</svg:desc>
          <draw:polygon draw:style-name="gr8" draw:text-style-name="P6" draw:layer="layout" svg:width="1.842cm" svg:height="0.997cm" svg:x="4.583cm" svg:y="15.507cm" svg:viewBox="0 0 1843 998" draw:points="922,998 0,998 0,0 1843,0 1843,998">
            <text:p/>
          </draw:polygon>
          <draw:path draw:style-name="gr9" draw:text-style-name="P7" draw:layer="layout" svg:width="0.562cm" svg:height="1.026cm" svg:x="4.644cm" svg:y="15.491cm" svg:viewBox="0 0 563 1027" svg:d="M355 346h96c23 0 35 0 35-26 0-10-12-10-32-10h-92l25-131c3-22 19-102 26-115 9-22 29-38 54-38 3 0 32 0 55 19-52 6-61 45-61 61 0 25 19 38 41 38 29 0 61-22 61-67 0-51-51-77-96-77-38 0-112 19-144 131-6 26-9 35-38 179h-77c-22 0-35 0-35 20 0 16 9 16 32 16h73l-83 444c-22 109-41 211-99 211-3 0-32 0-54-19 51-3 64-45 64-61 0-25-23-41-45-41-29 0-61 25-61 70 0 48 51 77 96 77 61 0 109-67 128-109 35-73 61-208 64-217z">
            <text:p/>
          </draw:path>
          <draw:path draw:style-name="gr9" draw:text-style-name="P7" draw:layer="layout" svg:width="0.341cm" svg:height="0.361cm" svg:x="5.162cm" svg:y="16.102cm" svg:viewBox="0 0 342 362" svg:d="M320 173c16 0 22 0 22-16 0-71-41-157-160-157-102 0-182 83-182 179 0 103 90 183 195 183 106 0 147-87 147-103 0-3-3-13-16-13-9 0-9 7-12 13-26 67-87 77-116 77-35 0-73-16-96-45-28-38-28-86-28-118zM74 154c9-112 80-132 108-132 100 0 103 109 103 132z">
            <text:p/>
          </draw:path>
          <draw:path draw:style-name="gr9" draw:text-style-name="P7" draw:layer="layout" svg:width="0.425cm" svg:height="0.351cm" svg:x="5.572cm" svg:y="16.105cm" svg:viewBox="0 0 426 352" svg:d="M365 109c0-67-32-109-119-109-64 0-105 35-128 77h-3v-77l-115 10v28c54 0 61 4 61 45v205c0 35-10 35-61 35v29c0 0 58-3 90-3 28 0 86 0 92 3v-29c-51 0-60 0-60-35v-144c0-83 67-122 118-122 54 0 64 45 64 84v182c0 35-10 35-61 35v29c3 0 58-3 90-3s86 0 93 3v-29c-52 0-61 0-61-35z">
            <text:p/>
          </draw:path>
          <draw:path draw:style-name="gr9" draw:text-style-name="P7" draw:layer="layout" svg:width="0.335cm" svg:height="0.361cm" svg:x="6.061cm" svg:y="16.102cm" svg:viewBox="0 0 336 362" svg:d="M272 38c-13 7-22 20-22 36 0 19 16 35 38 35s38-13 38-39c0-70-112-70-134-70-118 0-192 93-192 182 0 100 86 180 189 180 118 0 147-93 147-103 0-9-10-9-13-9-13 0-13 3-16 12-19 52-61 74-109 74-54 0-124-38-124-154 0-102 48-156 121-156 10 0 48 0 77 12z">
            <text:p/>
          </draw:path>
        </draw:g>
        <draw:custom-shape draw:style-name="gr1" draw:text-style-name="P1" xml:id="id4" draw:id="id4" draw:layer="layout" svg:width="1.634cm" svg:height="1.634cm" svg:x="23.309cm" svg:y="15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_{t+1}}§svg§600§TRUE§</svg:desc>
          <draw:polygon draw:style-name="gr8" draw:text-style-name="P6" draw:layer="layout" svg:width="1.474cm" svg:height="0.747cm" svg:x="23.4cm" svg:y="15.56cm" svg:viewBox="0 0 1475 748" draw:points="739,748 0,748 0,0 1475,0 1475,748">
            <text:p/>
          </draw:polygon>
          <draw:path draw:style-name="gr9" draw:text-style-name="P7" draw:layer="layout" svg:width="0.277cm" svg:height="0.079cm" svg:x="24.021cm" svg:y="15.558cm" svg:viewBox="0 0 278 80" svg:d="M278 12l-14-12c0 0-30 40-68 40-19 0-40-12-54-21-22-12-38-19-52-19-31 0-48 19-90 66l14 14c0-2 31-42 69-42 18 0 40 14 54 21 21 14 38 21 52 21 30 0 47-19 89-68z">
            <text:p/>
          </draw:path>
          <draw:path draw:style-name="gr9" draw:text-style-name="P7" draw:layer="layout" svg:width="0.306cm" svg:height="0.376cm" svg:x="23.442cm" svg:y="15.747cm" svg:viewBox="0 0 307 377" svg:d="M283 57c-23 0-40 18-40 37 0 12 7 24 26 24s38-14 38-47c0-36-36-71-99-71-111 0-142 85-142 123 0 63 64 77 87 82 43 7 88 17 88 64 0 21-19 89-121 89-11 0-75 0-94-42 31 2 52-21 52-45 0-19-14-28-31-28-21 0-47 16-47 54 0 47 47 80 120 80 135 0 168-101 168-136 0-31-17-52-26-62-24-23-47-28-85-35-28-7-61-12-61-50 0-26 18-75 92-75 21 0 63 5 75 38z">
            <text:p/>
          </draw:path>
          <draw:path draw:style-name="gr9" draw:text-style-name="P7" draw:layer="layout" svg:width="0.197cm" svg:height="0.369cm" svg:x="23.811cm" svg:y="15.874cm" svg:viewBox="0 0 198 370" svg:d="M120 134h59c12 0 19 0 19-14 0-7-7-7-16-7h-57l21-87c0-2 3-5 3-7 0-12-7-19-19-19-17 0-24 9-29 26-4 14 3-14-23 87h-59c-12 0-19 0-19 12 0 9 7 9 17 9h56l-35 137c-3 17-7 36-7 45 0 33 28 54 61 54 66 0 104-80 104-89 0-7-10-7-10-7-7 0-9 2-14 11-16 36-45 69-78 69-11 0-21-7-21-29 0-4 3-18 5-23z">
            <text:p/>
          </draw:path>
          <draw:path draw:style-name="gr9" draw:text-style-name="P7" draw:layer="layout" svg:width="0.428cm" svg:height="0.428cm" svg:x="24.077cm" svg:y="15.876cm" svg:viewBox="0 0 429 429" svg:d="M229 229h179c7 0 21 0 21-14 0-15-14-15-21-15h-179v-179c0-7 0-21-14-21s-14 14-14 21v179h-180c-7 0-21 0-21 15 0 14 14 14 21 14h180v179c0 7 0 21 14 21s14-12 14-21z">
            <text:p/>
          </draw:path>
          <draw:path draw:style-name="gr9" draw:text-style-name="P7" draw:layer="layout" svg:width="0.214cm" svg:height="0.386cm" svg:x="24.608cm" svg:y="15.85cm" svg:viewBox="0 0 215 387" svg:d="M132 17c0-17 0-17-16-17-38 38-92 38-116 38v21c14 0 52 0 85-17v298c0 18 0 26-59 26h-21v21c9 0 82-3 104-3 18 0 92 3 106 3v-21h-24c-59 0-59-8-59-26z">
            <text:p/>
          </draw:path>
        </draw:g>
        <draw:custom-shape draw:style-name="gr10" draw:text-style-name="P8" xml:id="id5" draw:id="id5" draw:layer="layout" svg:width="1.634cm" svg:height="1.634cm" svg:x="10.409cm" svg:y="7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634cm" svg:height="1.634cm" svg:x="10.41cm" svg:y="15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+§svg§600§FALSE§</svg:desc>
          <draw:polygon draw:style-name="gr11" draw:text-style-name="P9" draw:layer="layout" svg:width="0.761cm" svg:height="0.652cm" svg:x="10.867cm" svg:y="15.586cm" svg:viewBox="0 0 762 653" draw:points="382,653 0,653 0,0 762,0 762,653">
            <text:p/>
          </draw:polygon>
          <draw:path draw:style-name="gr7" draw:text-style-name="P7" draw:layer="layout" svg:width="0.655cm" svg:height="0.655cm" svg:x="10.923cm" svg:y="15.583cm" svg:viewBox="0 0 656 656" svg:d="M349 349h273c14 0 34 0 34-19 0-23-20-23-34-23h-273v-273c0-14 0-34-20-34-22 0-22 20-22 34v273h-274c-13 0-33 0-33 23 0 19 20 19 33 19h274v274c0 14 0 33 22 33 20 0 20-19 20-33z">
            <text:p/>
          </draw:path>
        </draw:g>
        <draw:g>
          <svg:title>TexMaths</svg:title>
          <svg:desc>14§display§z§svg§600§TRUE§</svg:desc>
          <draw:polygon draw:style-name="gr8" draw:text-style-name="P6" draw:layer="layout" svg:width="0.744cm" svg:height="0.631cm" svg:x="10.896cm" svg:y="7.476cm" svg:viewBox="0 0 745 632" draw:points="375,632 0,632 0,0 745,0 745,632">
            <text:p/>
          </draw:polygon>
          <draw:path draw:style-name="gr9" draw:text-style-name="P7" draw:layer="layout" svg:width="0.623cm" svg:height="0.664cm" svg:x="10.958cm" svg:y="7.455cm" svg:viewBox="0 0 624 665" svg:d="M133 528c79-88 121-121 175-166 0-5 92-79 146-133 137-138 170-208 170-212 0-17-12-17-16-17-9 0-13 4-21 17-46 70-75 95-113 95-33 0-49-25-74-50-25-33-50-62-100-62-113 0-179 137-179 166 0 9 4 17 16 17 13 0 17-8 21-17 29-66 113-66 125-66 29 0 58 8 92 21 58 20 74 20 112 20-50 67-175 171-204 196l-133 120c-100 100-150 183-150 195 0 13 17 13 17 13 12 0 16 0 25-17 33-54 79-91 124-91 34 0 50 12 88 54 25 33 50 54 91 54 146 0 234-187 234-225 0-8-9-16-21-16-13 0-13 8-21 21-33 95-125 124-175 124-29 0-54-12-87-20-50-21-71-25-104-25 0 0-25 0-38 4z">
            <text:p/>
          </draw:path>
        </draw:g>
        <draw:connector draw:style-name="gr12" draw:text-style-name="P3" draw:layer="layout" svg:x1="11.226cm" svg:y1="8.667cm" svg:x2="11.236cm" svg:y2="10.851cm" draw:start-shape="id5" draw:start-glue-point="8" draw:end-shape="id6" draw:end-glue-point="0" svg:d="M11226 8667v1093h10v1091" svg:viewBox="0 0 11 2185">
          <text:p/>
        </draw:connector>
        <draw:frame draw:style-name="gr13" draw:text-style-name="P4" draw:layer="layout" svg:width="2.864cm" svg:height="1.39cm" svg:x="5.666cm" svg:y="17.248cm">
          <draw:text-box>
            <text:p><text:span text:style-name="T1">encoder</text:span></text:p>
          </draw:text-box>
        </draw:frame>
        <draw:frame draw:style-name="gr13" draw:text-style-name="P4" draw:layer="layout" svg:width="2.864cm" svg:height="1.39cm" svg:x="17.512cm" svg:y="17.154cm">
          <draw:text-box>
            <text:p><text:span text:style-name="T1">decoder</text:span></text:p>
          </draw:text-box>
        </draw:frame>
        <draw:g>
          <svg:title>TexMaths</svg:title>
          <svg:desc>32§display§f_\text{dec}§svg§600§TRUE§</svg:desc>
          <draw:polygon draw:style-name="gr8" draw:text-style-name="P6" draw:layer="layout" svg:width="1.842cm" svg:height="0.997cm" svg:x="17.885cm" svg:y="15.524cm" svg:viewBox="0 0 1843 998" draw:points="922,998 0,998 0,0 1843,0 1843,998">
            <text:p/>
          </draw:polygon>
          <draw:path draw:style-name="gr9" draw:text-style-name="P7" draw:layer="layout" svg:width="0.562cm" svg:height="1.026cm" svg:x="17.946cm" svg:y="15.508cm" svg:viewBox="0 0 563 1027" svg:d="M355 346h96c23 0 35 0 35-26 0-10-12-10-32-10h-92l25-131c3-22 19-102 26-115 9-22 29-38 54-38 3 0 32 0 55 19-52 6-61 45-61 61 0 25 19 38 41 38 29 0 61-22 61-67 0-51-51-77-96-77-38 0-112 19-144 131-6 26-9 35-38 179h-77c-22 0-35 0-35 20 0 16 9 16 32 16h73l-83 444c-22 109-41 211-99 211-3 0-32 0-54-19 51-3 64-45 64-61 0-25-23-41-45-41-29 0-61 25-61 70 0 48 51 77 96 77 61 0 109-67 128-109 35-73 61-208 64-217z">
            <text:p/>
          </draw:path>
          <draw:path draw:style-name="gr9" draw:text-style-name="P7" draw:layer="layout" svg:width="0.425cm" svg:height="0.556cm" svg:x="18.471cm" svg:y="15.924cm" svg:viewBox="0 0 426 557" svg:d="M246 10v28c52 0 58 4 58 42v166c-29-28-67-44-109-44-105 0-195 76-195 179 0 96 83 176 186 176 64 0 102-36 115-48v48l125-7v-29c-55 0-61-6-61-44v-477zM301 467c-19 35-61 67-112 67-45 0-77-25-93-48-13-22-22-54-22-105 0-19 0-77 32-115 32-36 70-42 92-42 39 0 74 16 93 45 10 13 10 13 10 29z">
            <text:p/>
          </draw:path>
          <draw:path draw:style-name="gr9" draw:text-style-name="P7" draw:layer="layout" svg:width="0.341cm" svg:height="0.361cm" svg:x="18.96cm" svg:y="16.119cm" svg:viewBox="0 0 342 362" svg:d="M320 173c16 0 22 0 22-16 0-71-41-157-160-157-102 0-182 83-182 179 0 103 90 183 195 183 106 0 147-87 147-103 0-3-3-13-16-13-9 0-9 7-12 13-26 67-87 77-116 77-35 0-73-16-96-45-28-38-28-86-28-118zM74 154c9-112 80-132 108-132 100 0 103 109 103 132z">
            <text:p/>
          </draw:path>
          <draw:path draw:style-name="gr9" draw:text-style-name="P7" draw:layer="layout" svg:width="0.335cm" svg:height="0.361cm" svg:x="19.363cm" svg:y="16.119cm" svg:viewBox="0 0 336 362" svg:d="M272 38c-13 7-22 20-22 36 0 19 16 35 38 35s38-13 38-39c0-70-112-70-134-70-118 0-192 93-192 182 0 100 86 180 189 180 118 0 147-93 147-103 0-9-10-9-13-9-13 0-13 3-16 12-19 52-61 74-109 74-54 0-124-38-124-154 0-102 48-156 121-156 10 0 48 0 77 12z">
            <text:p/>
          </draw:path>
        </draw:g>
        <draw:custom-shape draw:style-name="gr14" draw:text-style-name="P2" xml:id="id6" draw:id="id6" draw:layer="layout" svg:width="2.921cm" svg:height="2.032cm" svg:x="9.776cm" svg:y="10.8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3" draw:layer="layout" svg:x1="11.236cm" svg:y1="12.883cm" svg:x2="11.227cm" svg:y2="15.148cm" draw:start-shape="id6" draw:start-glue-point="2" draw:end-shape="id7" draw:end-glue-point="4" svg:d="M11236 12883v1133h-9v1132" svg:viewBox="0 0 10 2266">
          <text:p/>
        </draw:connector>
        <draw:g>
          <svg:title>TexMaths</svg:title>
          <svg:desc>32§display§f_\text{exp}§svg§600§TRUE§</svg:desc>
          <draw:polygon draw:style-name="gr8" draw:text-style-name="P6" draw:layer="layout" svg:width="1.916cm" svg:height="1.103cm" svg:x="10.258cm" svg:y="11.244cm" svg:viewBox="0 0 1917 1104" draw:points="957,1104 0,1104 0,0 1917,0 1917,1104">
            <text:p/>
          </draw:polygon>
          <draw:path draw:style-name="gr9" draw:text-style-name="P7" draw:layer="layout" svg:width="0.562cm" svg:height="1.026cm" svg:x="10.319cm" svg:y="11.228cm" svg:viewBox="0 0 563 1027" svg:d="M355 346h96c23 0 35 0 35-26 0-10-12-10-32-10h-92l25-131c3-22 19-102 26-115 9-22 29-38 54-38 3 0 32 0 55 19-52 6-61 45-61 61 0 25 19 38 41 38 29 0 61-22 61-67 0-51-51-77-96-77-38 0-112 19-144 131-6 26-9 35-38 179h-77c-22 0-35 0-35 20 0 16 9 16 32 16h73l-83 444c-22 109-41 212-99 212-3 0-32 0-54-20 51-3 64-44 64-60 0-26-23-42-45-42-29 0-61 26-61 70 0 48 51 77 96 77 61 0 109-67 128-109 35-73 61-208 64-217z">
            <text:p/>
          </draw:path>
          <draw:path draw:style-name="gr9" draw:text-style-name="P7" draw:layer="layout" svg:width="0.341cm" svg:height="0.361cm" svg:x="10.837cm" svg:y="11.839cm" svg:viewBox="0 0 342 362" svg:d="M320 173c16 0 22 0 22-16 0-71-41-157-160-157-102 0-182 83-182 179 0 103 90 183 195 183 106 0 147-87 147-103 0-3-3-13-16-13-9 0-9 7-12 13-26 67-87 77-116 77-35 0-73-16-96-45-28-38-28-86-28-118zM74 154c9-112 80-132 108-132 100 0 103 109 103 132z">
            <text:p/>
          </draw:path>
          <draw:path draw:style-name="gr9" draw:text-style-name="P7" draw:layer="layout" svg:width="0.434cm" svg:height="0.341cm" svg:x="11.225cm" svg:y="11.852cm" svg:viewBox="0 0 435 342" svg:d="M250 163c-4 0-7-6-7-6 0-3 51-58 58-67 29-29 57-61 118-61v-29c-22 0-45 3-67 3s-54 0-77-3v29c13 3 16 9 16 19 0 0 0 13-13 26l-54 64-67-77c-7-10-10-13-10-16 0-13 13-16 23-16v-29c-29 3-61 3-90 3-22 0-54 0-77-3v29c39 0 58 0 80 22l99 115c0 0 4 7 4 10 0 0-58 67-68 74-28 32-54 64-118 64v28c22 0 42-3 67-3 23 0 55 0 77 3v-28c-10 0-16-7-16-20 0-12 10-25 22-38l55-61 70 80c16 16 16 16 16 23 0 16-19 16-22 16v28c6 0 64-3 89-3 26 0 52 0 77 3v-28c-54 0-61-4-77-26z">
            <text:p/>
          </draw:path>
          <draw:path draw:style-name="gr9" draw:text-style-name="P7" draw:layer="layout" svg:width="0.425cm" svg:height="0.501cm" svg:x="11.714cm" svg:y="11.842cm" svg:viewBox="0 0 426 502" svg:d="M182 474c-51 0-60 0-60-32v-132c3 7 41 48 108 48 106 0 196-80 196-179s-84-179-183-179c-45 0-93 16-125 48v-48l-118 10v28c54 0 61 4 61 36v368c0 32-10 32-61 32v28c0 0 58-3 90-3 28 0 86 3 92 3zM122 86c25-41 70-60 112-60 67 0 118 70 118 153 0 90-61 157-128 157s-99-61-102-67z">
            <text:p/>
          </draw:path>
        </draw:g>
        <draw:frame draw:style-name="gr15" draw:text-style-name="P4" draw:layer="layout" svg:width="3.461cm" svg:height="1.39cm" svg:x="13.212cm" svg:y="11.054cm">
          <draw:text-box>
            <text:p><text:span text:style-name="T1">expansion</text:span></text:p>
          </draw:text-box>
        </draw:frame>
        <draw:custom-shape draw:style-name="gr1" draw:text-style-name="P1" xml:id="id9" draw:id="id9" draw:layer="layout" svg:width="1.634cm" svg:height="1.634cm" svg:x="13.808cm" svg:y="18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a_t§svg§600§FALSE§</svg:desc>
          <draw:polygon draw:style-name="gr16" draw:text-style-name="P9" draw:layer="layout" svg:width="0.818cm" svg:height="0.572cm" svg:x="14.189cm" svg:y="19.429cm" svg:viewBox="0 0 819 573" draw:points="410,573 0,573 0,0 819,0 819,573">
            <text:p/>
          </draw:polygon>
          <draw:path draw:style-name="gr9" draw:text-style-name="P7" draw:layer="layout" svg:width="0.454cm" svg:height="0.448cm" svg:x="14.228cm" svg:y="19.415cm" svg:viewBox="0 0 455 449" svg:d="M331 65c-20-37-48-65-92-65-116 0-239 146-239 292 0 93 53 157 132 157 20 0 70-3 129-73 8 42 42 73 90 73 36 0 59-22 73-53 17-37 31-98 31-98 0-12-9-12-12-12-11 0-11 6-14 20-17 64-36 121-75 121-28 0-31-26-31-45 0-23 3-28 14-73 11-42 11-51 22-90l34-138c8-28 8-30 8-33 0-17-11-28-28-28-25 0-39 22-42 45zM267 320c-6 20-6 20-20 36-45 57-84 71-112 71-51 0-65-54-65-93 0-48 31-171 56-216 31-59 73-96 115-96 65 0 79 82 79 87 0 6-3 12-6 17z">
            <text:p/>
          </draw:path>
          <draw:path draw:style-name="gr9" draw:text-style-name="P7" draw:layer="layout" svg:width="0.235cm" svg:height="0.44cm" svg:x="14.736cm" svg:y="19.569cm" svg:viewBox="0 0 236 441" svg:d="M143 160h70c14 0 23 0 23-17 0-8-9-8-20-8h-67l25-104c0-3 3-6 3-9 0-14-9-22-23-22-19 0-28 11-33 31-6 17 2-17-28 104h-71c-14 0-22 0-22 14 0 11 8 11 20 11h67l-42 163c-3 19-9 42-9 53 0 39 34 65 73 65 79 0 124-96 124-107 0-8-11-8-11-8-9 0-12 2-17 14-20 42-53 81-93 81-14 0-25-8-25-34 0-5 3-22 6-28z">
            <text:p/>
          </draw:path>
        </draw:g>
        <draw:custom-shape draw:style-name="gr1" draw:text-style-name="P1" xml:id="id8" draw:id="id8" draw:layer="layout" svg:width="1.634cm" svg:height="1.634cm" svg:x="13.811cm" svg:y="15.1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+§svg§600§FALSE§</svg:desc>
          <draw:polygon draw:style-name="gr11" draw:text-style-name="P9" draw:layer="layout" svg:width="0.761cm" svg:height="0.652cm" svg:x="14.268cm" svg:y="15.587cm" svg:viewBox="0 0 762 653" draw:points="382,653 0,653 0,0 762,0 762,653">
            <text:p/>
          </draw:polygon>
          <draw:path draw:style-name="gr7" draw:text-style-name="P7" draw:layer="layout" svg:width="0.655cm" svg:height="0.655cm" svg:x="14.324cm" svg:y="15.584cm" svg:viewBox="0 0 656 656" svg:d="M349 349h273c14 0 34 0 34-19 0-23-20-23-34-23h-273v-273c0-14 0-34-20-34-22 0-22 20-22 34v273h-274c-13 0-33 0-33 23 0 19 20 19 33 19h274v274c0 14 0 33 22 33 20 0 20-19 20-33z">
            <text:p/>
          </draw:path>
        </draw:g>
        <draw:connector draw:style-name="gr12" draw:text-style-name="P3" draw:layer="layout" svg:x1="7.422cm" svg:y1="16.011cm" svg:x2="10.41cm" svg:y2="15.965cm" draw:start-shape="id2" draw:start-glue-point="1" draw:end-shape="id7" draw:end-glue-point="6" svg:d="M7422 16011h1495v-46h1493" svg:viewBox="0 0 2989 47">
          <text:p/>
        </draw:connector>
        <draw:connector draw:style-name="gr12" draw:text-style-name="P3" draw:layer="layout" svg:x1="12.044cm" svg:y1="15.965cm" svg:x2="13.811cm" svg:y2="15.966cm" draw:start-shape="id7" draw:start-glue-point="10" draw:end-shape="id8" draw:end-glue-point="6" svg:d="M12044 15965h884v1h883" svg:viewBox="0 0 1768 2">
          <text:p/>
        </draw:connector>
        <draw:connector draw:style-name="gr12" draw:text-style-name="P3" draw:layer="layout" svg:x1="15.445cm" svg:y1="15.966cm" svg:x2="16.913cm" svg:y2="15.966cm" draw:start-shape="id8" draw:start-glue-point="10" draw:end-shape="id3" draw:end-glue-point="3" svg:d="M15445 15966h1468" svg:viewBox="0 0 1469 1">
          <text:p/>
        </draw:connector>
        <draw:connector draw:style-name="gr12" draw:text-style-name="P3" draw:layer="layout" svg:x1="14.625cm" svg:y1="18.907cm" svg:x2="14.628cm" svg:y2="16.783cm" draw:start-shape="id9" draw:start-glue-point="4" draw:end-shape="id8" draw:end-glue-point="8" svg:d="M14625 18907v-1061h3v-1063" svg:viewBox="0 0 4 2125">
          <text:p/>
        </draw:connector>
        <draw:frame draw:style-name="gr17" draw:text-style-name="P10" draw:layer="layout" svg:width="2.191cm" svg:height="0.962cm" svg:x="11.198cm" svg:y="19.188cm">
          <draw:text-box>
            <text:p>action</text:p>
          </draw:text-box>
        </draw:frame>
        <draw:custom-shape draw:style-name="gr18" draw:text-style-name="P11" xml:id="id10" draw:id="id10" draw:layer="layout" svg:width="5.08cm" svg:height="2.794cm" svg:x="8.696cm" svg:y="2.4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3" draw:layer="layout" svg:width="4.939cm" svg:height="2.384cm" svg:x="8.95cm" svg:y="2.551cm">
          <draw:text-box>
            <text:p text:style-name="P12"><text:span text:style-name="T3">non-parametric </text:span></text:p>
            <text:p text:style-name="P12"><text:span text:style-name="T3">sampling from </text:span></text:p>
            <text:p text:style-name="P12"><text:span text:style-name="T3">training set</text:span></text:p>
          </draw:text-box>
        </draw:frame>
        <draw:connector draw:style-name="gr12" draw:text-style-name="P3" draw:layer="layout" svg:x1="11.236cm" svg:y1="5.218cm" svg:x2="11.226cm" svg:y2="7.033cm" draw:start-shape="id10" draw:start-glue-point="2" draw:end-shape="id5" draw:end-glue-point="4" svg:d="M11236 5218v888h-10v927" svg:viewBox="0 0 11 18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7" svg:font-family="'LM Sans 17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17:43:49.591562809</meta:creation-date>
    <dc:date>2018-09-05T20:28:43.159464751</dc:date>
    <meta:editing-duration>PT1H20M58S</meta:editing-duration>
    <meta:editing-cycles>21</meta:editing-cycles>
    <meta:generator>LibreOffice/5.1.6.2$Linux_X86_64 LibreOffice_project/10m0$Build-2</meta:generator>
    <meta:document-statistic meta:object-count="70"/>
  </office:meta>
</office:document-meta>
</file>